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5cm" svg:height="3.5cm" svg:x="0.5cm" svg:y="3cm">
          <text:p text:style-name="P1">10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6cm" svg:y="3cm">
          <text:p text:style-name="P1">20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1.5cm" svg:y="3cm">
          <text:p text:style-name="P1">HOL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7cm" svg:y="3cm">
          <text:p text:style-name="P1">300<text:line-break/>idUsuari<text:line-break/>portUD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5cm" svg:height="1.5cm" svg:x="0.5cm" svg:y="7.5cm">
          <text:p text:style-name="P1">missatge OK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5cm" svg:height="1.5cm" svg:x="5.5cm" svg:y="7.5cm">
          <text:p text:style-name="P1">missatge ERROR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4.5cm" svg:height="1.5cm" svg:x="11cm" svg:y="7.5cm">
          <text:p text:style-name="P1">missatge Identificació</text:p>
          <draw:enhanced-geometry svg:viewBox="0 0 21600 21600" draw:text-areas="800 800 20800 20800" draw:type="round-rectangular-callout" draw:modifiers="8114.99666740724 -12721.1192538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5cm" svg:height="1.5cm" svg:x="17cm" svg:y="7.5cm">
          <text:p text:style-name="P1">missatge Registre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3.5cm" svg:height="3.5cm" svg:x="6.5cm" svg:y="11.5cm">
          <text:p text:style-name="P1">400<text:line-break/>idUsuar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5cm" svg:height="2.5cm" svg:x="12.5cm" svg:y="12cm">
          <text:p text:style-name="P1">missatge Pregunta</text:p>
          <draw:enhanced-geometry svg:viewBox="0 0 21600 21600" draw:text-areas="800 800 20800 20800" draw:type="round-rectangular-callout" draw:modifiers="-13024.1645244216 13110.2758896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3.5cm" svg:height="3.5cm" svg:x="0.5cm" svg:y="17.5cm">
          <text:p text:style-name="P1">500<text:line-break/>adreçaIP<text:line-break/>portUD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6cm" svg:y="17.5cm">
          <text:p text:style-name="P1">600<text:line-break/>missat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1.5cm" svg:y="17.5cm">
          <text:p text:style-name="P1">700<text:line-break/>missat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5cm" svg:height="3.5cm" svg:x="17cm" svg:y="17.5cm">
          <text:p text:style-name="P1">80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5cm" svg:height="1.5cm" svg:x="0.5cm" svg:y="22cm">
          <text:p text:style-name="P1">missatge Resposta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5cm" svg:height="1.5cm" svg:x="5.5cm" svg:y="22cm">
          <text:p text:style-name="P1">missatge Privat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5cm" svg:height="1.5cm" svg:x="11cm" svg:y="22cm">
          <text:p text:style-name="P1">missatge Difusió</text:p>
          <draw:enhanced-geometry svg:viewBox="0 0 21600 21600" draw:text-areas="800 800 20800 20800" draw:type="round-rectangular-callout" draw:modifiers="10432.9048843188 -12692.338441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5cm" svg:height="1.5cm" svg:x="17cm" svg:y="22cm">
          <text:p text:style-name="P1">missatge EXIT</text:p>
          <draw:enhanced-geometry svg:viewBox="0 0 21600 21600" draw:text-areas="800 800 20800 20800" draw:type="round-rectangular-callout" draw:modifiers="10432.9048843188 -12749.90006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20:40:02</dc:date>
    <dc:language>es-ES</dc:language>
    <meta:editing-cycles>5</meta:editing-cycles>
    <meta:editing-duration>PT1H23M1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